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85623"/>
    </style:style>
    <style:style style:name="P3" style:family="paragraph" style:parent-style-name="Standard">
      <style:text-properties officeooo:rsid="00041c56" officeooo:paragraph-rsid="00041c56"/>
    </style:style>
    <style:style style:name="P4" style:family="paragraph" style:parent-style-name="Standard">
      <style:text-properties officeooo:rsid="0015b6d2" officeooo:paragraph-rsid="0015b6d2" fo:background-color="#ff6600"/>
    </style:style>
    <style:style style:name="P5" style:family="paragraph" style:parent-style-name="Standard">
      <style:text-properties officeooo:rsid="0001263a" officeooo:paragraph-rsid="0015b6d2" fo:background-color="#ffffff"/>
    </style:style>
    <style:style style:name="P6" style:family="paragraph" style:parent-style-name="Standard">
      <style:text-properties officeooo:rsid="00041c56" officeooo:paragraph-rsid="00041c56" fo:background-color="#ffffff"/>
    </style:style>
    <style:style style:name="P7" style:family="paragraph" style:parent-style-name="Standard">
      <style:text-properties officeooo:rsid="0007e3da" officeooo:paragraph-rsid="0007e3da" fo:background-color="#ffffff"/>
    </style:style>
    <style:style style:name="P8" style:family="paragraph" style:parent-style-name="Standard">
      <style:text-properties officeooo:rsid="00126ff7" officeooo:paragraph-rsid="00126ff7" fo:background-color="#ffffff"/>
    </style:style>
    <style:style style:name="P9" style:family="paragraph" style:parent-style-name="Standard">
      <style:text-properties officeooo:rsid="0015b6d2" officeooo:paragraph-rsid="0015b6d2" fo:background-color="#ffffff"/>
    </style:style>
    <style:style style:name="P10" style:family="paragraph" style:parent-style-name="Standard">
      <style:text-properties officeooo:rsid="00085623" officeooo:paragraph-rsid="00085623"/>
    </style:style>
    <style:style style:name="P11" style:family="paragraph" style:parent-style-name="Standard">
      <style:text-properties officeooo:rsid="00085623" officeooo:paragraph-rsid="00091aa5"/>
    </style:style>
    <style:style style:name="P12"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3"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4"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15"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16"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17" style:family="paragraph" style:parent-style-name="Standard">
      <style:text-properties officeooo:rsid="00279092" officeooo:paragraph-rsid="00279092"/>
    </style:style>
    <style:style style:name="P18" style:family="paragraph" style:parent-style-name="Standard">
      <style:text-properties officeooo:rsid="002c4de9" officeooo:paragraph-rsid="002c4de9"/>
    </style:style>
    <style:style style:name="P19" style:family="paragraph" style:parent-style-name="Standard">
      <style:text-properties officeooo:rsid="0030baf7" officeooo:paragraph-rsid="0030baf7"/>
    </style:style>
    <style:style style:name="P20" style:family="paragraph" style:parent-style-name="Standard">
      <style:text-properties officeooo:rsid="0032a355" officeooo:paragraph-rsid="0032a355"/>
    </style:style>
    <style:style style:name="P21" style:family="paragraph" style:parent-style-name="Standard" style:list-style-name="L1">
      <style:text-properties officeooo:rsid="0002f0df" officeooo:paragraph-rsid="0002f0df"/>
    </style:style>
    <style:style style:name="P22" style:family="paragraph" style:parent-style-name="Standard" style:list-style-name="L2">
      <style:text-properties officeooo:rsid="0002f0df" officeooo:paragraph-rsid="00041c56"/>
    </style:style>
    <style:style style:name="P23" style:family="paragraph" style:parent-style-name="Standard" style:list-style-name="L1">
      <style:text-properties officeooo:rsid="00041c56" officeooo:paragraph-rsid="00041c56"/>
    </style:style>
    <style:style style:name="P24" style:family="paragraph" style:parent-style-name="Standard" style:list-style-name="L1">
      <style:text-properties officeooo:rsid="00041c56" officeooo:paragraph-rsid="0006035d"/>
    </style:style>
    <style:style style:name="P25" style:family="paragraph" style:parent-style-name="Standard" style:list-style-name="L2">
      <style:text-properties officeooo:rsid="00041c56" officeooo:paragraph-rsid="0006035d"/>
    </style:style>
    <style:style style:name="P26" style:family="paragraph" style:parent-style-name="Standard" style:list-style-name="L2">
      <style:text-properties officeooo:rsid="00041c56" officeooo:paragraph-rsid="00041c56"/>
    </style:style>
    <style:style style:name="P27" style:family="paragraph" style:parent-style-name="Standard" style:list-style-name="L2">
      <style:text-properties officeooo:rsid="00041c56" officeooo:paragraph-rsid="00384d9b"/>
    </style:style>
    <style:style style:name="P28" style:family="paragraph" style:parent-style-name="Standard" style:list-style-name="L1">
      <style:text-properties officeooo:rsid="0007e3da" officeooo:paragraph-rsid="0007e3da"/>
    </style:style>
    <style:style style:name="P29" style:family="paragraph" style:parent-style-name="Standard" style:list-style-name="L2">
      <style:text-properties officeooo:rsid="0007e3da" officeooo:paragraph-rsid="0007e3da"/>
    </style:style>
    <style:style style:name="P30" style:family="paragraph" style:parent-style-name="Standard" style:list-style-name="L1">
      <style:text-properties officeooo:rsid="00126ff7" officeooo:paragraph-rsid="00126ff7" fo:background-color="#66ffff"/>
    </style:style>
    <style:style style:name="P31" style:family="paragraph" style:parent-style-name="Standard" style:list-style-name="L1">
      <style:text-properties officeooo:rsid="0001263a" officeooo:paragraph-rsid="00041c56" fo:background-color="#66ffff"/>
    </style:style>
    <style:style style:name="P32" style:family="paragraph" style:parent-style-name="Standard" style:list-style-name="L1">
      <style:text-properties officeooo:rsid="0001263a" officeooo:paragraph-rsid="0006035d" fo:background-color="#66ffff"/>
    </style:style>
    <style:style style:name="P33" style:family="paragraph" style:parent-style-name="Standard" style:list-style-name="L1">
      <style:text-properties officeooo:rsid="0001263a" officeooo:paragraph-rsid="000ec3ca" fo:background-color="#66ffff"/>
    </style:style>
    <style:style style:name="P34" style:family="paragraph" style:parent-style-name="Standard" style:list-style-name="L1">
      <style:text-properties officeooo:rsid="0006035d" officeooo:paragraph-rsid="0006035d" fo:background-color="#66ffff"/>
    </style:style>
    <style:style style:name="P35" style:family="paragraph" style:parent-style-name="Standard" style:list-style-name="L1">
      <style:text-properties officeooo:rsid="0015b6d2" officeooo:paragraph-rsid="0015b6d2" fo:background-color="#66ffff"/>
    </style:style>
    <style:style style:name="P36" style:family="paragraph" style:parent-style-name="Standard" style:list-style-name="L1">
      <style:text-properties officeooo:rsid="00393681" officeooo:paragraph-rsid="00393681" fo:background-color="#66ffff"/>
    </style:style>
    <style:style style:name="P37" style:family="paragraph" style:parent-style-name="Standard" style:list-style-name="L1">
      <style:text-properties officeooo:rsid="0001263a" officeooo:paragraph-rsid="00041c56"/>
    </style:style>
    <style:style style:name="P38" style:family="paragraph" style:parent-style-name="Standard" style:list-style-name="L1">
      <style:text-properties officeooo:rsid="0001263a" officeooo:paragraph-rsid="000ec3ca"/>
    </style:style>
    <style:style style:name="P39" style:family="paragraph" style:parent-style-name="Standard" style:list-style-name="L2">
      <style:text-properties officeooo:rsid="0001263a" officeooo:paragraph-rsid="00041c56"/>
    </style:style>
    <style:style style:name="P40" style:family="paragraph" style:parent-style-name="Standard" style:list-style-name="L1">
      <style:text-properties officeooo:rsid="000ec3ca" officeooo:paragraph-rsid="000ec3ca"/>
    </style:style>
    <style:style style:name="P41" style:family="paragraph" style:parent-style-name="Standard" style:list-style-name="L2">
      <style:text-properties officeooo:rsid="00126ff7" officeooo:paragraph-rsid="00126ff7" fo:background-color="#ff6600"/>
    </style:style>
    <style:style style:name="P42" style:family="paragraph" style:parent-style-name="Standard" style:list-style-name="L2">
      <style:text-properties officeooo:rsid="0001263a" officeooo:paragraph-rsid="00041c56" fo:background-color="#ff6600"/>
    </style:style>
    <style:style style:name="P43" style:family="paragraph" style:parent-style-name="Standard" style:list-style-name="L2">
      <style:text-properties officeooo:rsid="0001263a" officeooo:paragraph-rsid="0006035d" fo:background-color="#ff6600"/>
    </style:style>
    <style:style style:name="P44" style:family="paragraph" style:parent-style-name="Standard" style:list-style-name="L2">
      <style:text-properties officeooo:rsid="0006035d" officeooo:paragraph-rsid="0006035d" fo:background-color="#ff6600"/>
    </style:style>
    <style:style style:name="P45" style:family="paragraph" style:parent-style-name="Standard" style:list-style-name="L2">
      <style:text-properties officeooo:rsid="0015b6d2" officeooo:paragraph-rsid="0015b6d2" fo:background-color="#ff6600"/>
    </style:style>
    <style:style style:name="P46" style:family="paragraph" style:parent-style-name="Standard" style:list-style-name="L2">
      <style:text-properties officeooo:rsid="0007e3da" officeooo:paragraph-rsid="0007e3da" fo:background-color="#ffffff"/>
    </style:style>
    <style:style style:name="P47" style:family="paragraph" style:parent-style-name="Standard" style:list-style-name="L2">
      <style:text-properties officeooo:rsid="000ec3ca" officeooo:paragraph-rsid="000ec3ca" fo:background-color="#ffffff"/>
    </style:style>
    <style:style style:name="P48" style:family="paragraph" style:parent-style-name="Standard" style:list-style-name="L2">
      <style:text-properties officeooo:rsid="0001263a" officeooo:paragraph-rsid="000ec3ca" fo:background-color="#ffffff"/>
    </style:style>
    <style:style style:name="P49" style:family="paragraph" style:parent-style-name="Standard" style:list-style-name="L2">
      <style:text-properties officeooo:rsid="0049da03" officeooo:paragraph-rsid="0049da03" fo:background-color="#ffffff"/>
    </style:style>
    <style:style style:name="P50" style:family="paragraph" style:parent-style-name="Standard">
      <style:text-properties officeooo:rsid="0013f512" officeooo:paragraph-rsid="0013f512" fo:background-color="#ffffff"/>
    </style:style>
    <style:style style:name="P51" style:family="paragraph" style:parent-style-name="Standard">
      <style:text-properties officeooo:rsid="004b9b1d" officeooo:paragraph-rsid="004b9b1d" fo:background-color="#ffffff"/>
    </style:style>
    <style:style style:name="P52" style:family="paragraph" style:parent-style-name="Standard">
      <style:text-properties officeooo:rsid="00085623" officeooo:paragraph-rsid="004286ff"/>
    </style:style>
    <style:style style:name="P53" style:family="paragraph" style:parent-style-name="Standard">
      <style:text-properties officeooo:rsid="00085623" officeooo:paragraph-rsid="0047d791"/>
    </style:style>
    <style:style style:name="P54" style:family="paragraph" style:parent-style-name="Standard" style:list-style-name="L1">
      <style:text-properties officeooo:rsid="0049da03" officeooo:paragraph-rsid="0049da03"/>
    </style:style>
    <style:style style:name="P55" style:family="paragraph" style:parent-style-name="Standard">
      <style:paragraph-properties fo:text-align="center" style:justify-single-word="false"/>
      <style:text-properties fo:font-size="14pt" officeooo:rsid="004b9b1d" officeooo:paragraph-rsid="00041c56" fo:background-color="#ffffff" style:font-size-asian="14pt" style:font-size-complex="14pt"/>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102f06"/>
    </style:style>
    <style:style style:name="T9" style:family="text">
      <style:text-properties officeooo:rsid="001173b7"/>
    </style:style>
    <style:style style:name="T10" style:family="text">
      <style:text-properties officeooo:rsid="0015b6d2"/>
    </style:style>
    <style:style style:name="T11" style:family="text">
      <style:text-properties officeooo:rsid="00178d5d"/>
    </style:style>
    <style:style style:name="T12" style:family="text">
      <style:text-properties officeooo:rsid="0018ce1e"/>
    </style:style>
    <style:style style:name="T13" style:family="text">
      <style:text-properties officeooo:rsid="0022dcd3"/>
    </style:style>
    <style:style style:name="T14" style:family="text">
      <style:text-properties officeooo:rsid="0028d4cb"/>
    </style:style>
    <style:style style:name="T15" style:family="text">
      <style:text-properties officeooo:rsid="00299cc4"/>
    </style:style>
    <style:style style:name="T16" style:family="text">
      <style:text-properties officeooo:rsid="002e5844"/>
    </style:style>
    <style:style style:name="T17" style:family="text">
      <style:text-properties officeooo:rsid="0031b37f"/>
    </style:style>
    <style:style style:name="T18" style:family="text">
      <style:text-properties officeooo:rsid="00384d9b"/>
    </style:style>
    <style:style style:name="T19" style:family="text">
      <style:text-properties officeooo:rsid="003d1895"/>
    </style:style>
    <style:style style:name="T20" style:family="text">
      <style:text-properties officeooo:rsid="003d411e"/>
    </style:style>
    <style:style style:name="T21" style:family="text">
      <style:text-properties officeooo:rsid="003f89e9"/>
    </style:style>
    <style:style style:name="T22" style:family="text">
      <style:text-properties officeooo:rsid="00466960"/>
    </style:style>
    <style:style style:name="T23" style:family="text">
      <style:text-properties officeooo:rsid="0048be5b"/>
    </style:style>
    <style:style style:name="T24" style:family="text">
      <style:text-properties officeooo:rsid="0048c223"/>
    </style:style>
    <style:style style:name="T25" style:family="text">
      <style:text-properties fo:color="#000000" fo:background-color="#66ffff" loext:char-shading-value="0"/>
    </style:style>
    <style:style style:name="T26" style:family="text">
      <style:text-properties fo:color="#000000" officeooo:rsid="0035d34a" fo:background-color="#66ffff" loext:char-shading-value="0"/>
    </style:style>
    <style:style style:name="T27" style:family="text">
      <style:text-properties fo:color="#000000" officeooo:rsid="0048c223" fo:background-color="#66ffff" loext:char-shading-value="0"/>
    </style:style>
    <style:style style:name="T28" style:family="text">
      <style:text-properties officeooo:rsid="00490d13"/>
    </style:style>
    <style:style style:name="T29" style:family="text">
      <style:text-properties fo:background-color="#ff6600" loext:char-shading-value="0"/>
    </style:style>
    <style:style style:name="T30" style:family="text">
      <style:text-properties officeooo:rsid="004926ba"/>
    </style:style>
    <style:style style:name="T31" style:family="text">
      <style:text-properties officeooo:rsid="0049da03"/>
    </style:style>
    <style:style style:name="T32" style:family="text">
      <style:text-properties officeooo:rsid="004b76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usanverse powers</text:p>
      <text:p text:style-name="P10">Omnipotent Gods</text:p>
      <text:p text:style-name="P10">Rank 0<text:tab/><text:tab/>The Old <text:span text:style-name="T20">Ones</text:span>, Slumbering Gods, Outer Chaos</text:p>
      <text:p text:style-name="P10">Rank 1<text:tab/><text:tab/>The Almighty, <text:span text:style-name="T11">The White God</text:span> (AKA the Creator, Michael’s Boss)</text:p>
      <text:p text:style-name="P10">Rank 2<text:tab/><text:tab/><text:span text:style-name="T20">Greater Gods, </text:span>The Faerie Mothers, <text:span text:style-name="T21">Metatron, </text:span>First Ones (Daemons), <text:span text:style-name="T7">Susan,</text:span></text:p>
      <text:p text:style-name="P10">Rank 3<text:tab/><text:tab/><text:span text:style-name="T20">Intermediate</text:span> Gods, <text:s/>the Archangels <text:span text:style-name="T14">and archdevils</text:span>, <text:span text:style-name="T13">Lords of outer night, Red king.</text:span></text:p>
      <text:p text:style-name="P53">Rank 4<text:tab/><text:tab/>The Faerie Queens, the Erlking, dragons, <text:span text:style-name="T6">Lesser gods.</text:span>.</text:p>
      <text:p text:style-name="P11">Rank 5<text:tab/><text:tab/><text:span text:style-name="T22">Demi-gods or powers, mundane o</text:span>utsiders, regular Angels <text:span text:style-name="T14">and devils</text:span>, the <text:tab/><text:tab/><text:tab/><text:tab/><text:tab/>Faerie Ladies, the Archive, <text:span text:style-name="T6">spawn of Susan.</text:span></text:p>
      <text:p text:style-name="P52">Rank 6<text:tab/><text:tab/><text:span text:style-name="T6">Legendary powers, </text:span>Ancient demons, Knights of the Faerie Courts, <text:span text:style-name="T12">Fallen <text:tab/><text:tab/><text:tab/><text:tab/><text:tab/>Angels/</text:span>Denarians, Knights of the Cross, <text:span text:style-name="T15">others.</text:span></text:p>
      <text:p text:style-name="P2"/>
      <text:p text:style-name="P17"/>
      <text:p text:style-name="P2"/>
      <text:p text:style-name="P18"><text:span text:style-name="T23">Her powers are mostly instinctual, and she isn’t always able to recreate effects.</text:span> <text:span text:style-name="T16">She might even fart some power unintentionally, an example being from thinking of something in a particular state of mind. ie. the concubine she spawned. </text:span>She is young in god terms and odin forced it on her to grow from scratch for her own good. Her spawn are the same way. <text:span text:style-name="T24">This nature is very important when considering the list of concrete powers she has below, which could make her run OP if not managed properly.</text:span></text:p>
      <text:p text:style-name="P18"/>
      <text:p text:style-name="P19">Black magic hinges on the Enochian language rather than pseudo-latin. Since enochian is an incomplete language I use hebrew transliteration to complete phrases into something shockingly cohesive. These are the web tools used:</text:p>
      <text:p text:style-name="P19"><text:a xlink:type="simple" xlink:href="http://tikaboo.com/enochian.jsp" text:style-name="Internet_20_link" text:visited-style-name="Visited_20_Internet_20_Link">http://tikaboo.com/enochian.jsp</text:a></text:p>
      <text:p text:style-name="P19"><text:a xlink:type="simple" xlink:href="http://www.sinleb.com/enochian/eng_trans.php" text:style-name="Internet_20_link" text:visited-style-name="Visited_20_Internet_20_Link">http://www.sinleb.com/enochian/eng_trans.php</text:a></text:p>
      <text:p text:style-name="P19"><text:a xlink:type="simple" xlink:href="http://www.alittlehebrew.com/transliterate/" text:style-name="Internet_20_link" text:visited-style-name="Visited_20_Internet_20_Link">http://www.alittlehebrew.com/transliterate/</text:a></text:p>
      <text:p text:style-name="P19"><text:a xlink:type="simple" xlink:href="https://translate.google.com/#en/iw/flow" text:style-name="Internet_20_link" text:visited-style-name="Visited_20_Internet_20_Link">https://translate.google.com/#en/iw/flow</text:a></text:p>
      <text:p text:style-name="P20">It has it’s own alphabet, but can be transliterated into english just like the hebrew, and you-tube has pronunciation training and examples.</text:p>
      <text:p text:style-name="P19"/>
      <text:p text:style-name="P19">Enochian has had a solid tradition as a sacred language in the left hand path, satanism in particular. <text:span text:style-name="T17">It even has had the odd hollywood performance like in the tv series “supernatural” although much artistic liberty was taken in it’s use there.</text:span></text:p>
      <text:p text:style-name="P19"/>
      <text:p text:style-name="P19"/>
      <text:p text:style-name="P13">Susan</text:p>
      <text:list xml:id="list3166544239" text:style-name="L1">
        <text:list-item>
          <text:p text:style-name="P21">Panlingual (speaks all languages)</text:p>
        </text:list-item>
        <text:list-item>
          <text:p text:style-name="P23">Grandmastery of necromantic and neuromantic power</text:p>
        </text:list-item>
        <text:list-item>
          <text:p text:style-name="P23">Adept at the use of illusionary power (glamour) <text:span text:style-name="T8">dont forget auditory</text:span></text:p>
        </text:list-item>
        <text:list-item>
          <text:p text:style-name="P28">Proficient in the use of <text:span text:style-name="T1">pyrokinetic </text:span>and <text:span text:style-name="T1">psychokinetic </text:span>power</text:p>
        </text:list-item>
        <text:list-item>
          <text:p text:style-name="P24">Strong Hypnotic , <text:span text:style-name="T2">Telepath (mind reader/writer) </text:span>superior, renfields, simple and complex thralls</text:p>
        </text:list-item>
        <text:list-item>
          <text:p text:style-name="P28">People with mental disorders are many magnitudes more vulnerable.</text:p>
        </text:list-item>
        <text:list-item>
          <text:p text:style-name="P30">Astral bilocation (can project into the astral while having full action in the physical world)</text:p>
        </text:list-item>
        <text:list-item>
          <text:p text:style-name="P23">Outstanding in flight</text:p>
        </text:list-item>
        <text:list-item>
          <text:p text:style-name="P23">True shapeshifter, reality hits shor<text:span text:style-name="T19">t</text:span>ly after night with Steve.</text:p>
        </text:list-item>
        <text:list-item>
          <text:p text:style-name="P23"><text:span text:style-name="T27">Lilith </text:span><text:span text:style-name="T25">trueform.</text:span><text:span text:style-name="T26">.</text:span></text:p>
        </text:list-item>
        <text:list-item>
          <text:p text:style-name="P37">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23"><text:soft-page-break/>Darkform, after a successful kill, for a short period of time, takes on Darkform which is an essence of outer darkness. <text:span text:style-name="T18">Dimension Door at will with a whisp of grey smoke. </text:span>No attack or magic effects her in this state, only outsiders or their crafts could cause her harm (ie, weapons and spells pass through her like she was nothing but air.)</text:p>
        </text:list-item>
        <text:list-item>
          <text:p text:style-name="P23">levitation</text:p>
        </text:list-item>
        <text:list-item>
          <text:p text:style-name="P37">perfect climber, <text:span text:style-name="T3">sheer surfaces or inverted movement same as on flat ground. Can sleep inverted.</text:span></text:p>
        </text:list-item>
        <text:list-item>
          <text:p text:style-name="P31">manipulate the weather and, within his range, is able to direct the elements, such as storms, fog and mist</text:p>
        </text:list-item>
        <text:list-item>
          <text:p text:style-name="P32">functions fine in sunlight <text:span text:style-name="T4">appropriate to the form she takes. (trueform red would fry).</text:span></text:p>
        </text:list-item>
        <text:list-item>
          <text:p text:style-name="P34">Has no need for sleep, but she prefers it anyway.</text:p>
        </text:list-item>
        <text:list-item>
          <text:p text:style-name="P34">Death-sleep. <text:span text:style-name="T24">S</text:span>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40">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33"><text:span text:style-name="T24">Can </text:span>drain power from sired vampires, <text:span text:style-name="T24">regardless of location.</text:span></text:p>
        </text:list-item>
        <text:list-item>
          <text:p text:style-name="P33"><text:span text:style-name="T24">Sex 5</text:span> times causes blood bonding, a state of <text:span text:style-name="T28">mutual </text:span>intense lov<text:span text:style-name="T28">e, mate recieves “gifts”.</text:span></text:p>
        </text:list-item>
        <text:list-item>
          <text:p text:style-name="P38">are resistant to the cold and electricity and any magic associated with either</text:p>
        </text:list-item>
        <text:list-item>
          <text:p text:style-name="P54">Pheonix regeneration, Even if completely disintegrated will regenerate whole again.</text:p>
        </text:list-item>
        <text:list-item>
          <text:p text:style-name="P35">Uneffected by thresholds</text:p>
        </text:list-item>
        <text:list-item>
          <text:p text:style-name="P36">Can control, possess(jump into), and act telepathically with spawn (including maggie)</text:p>
        </text:list-item>
      </text:list>
      <text:p text:style-name="P3"/>
      <text:p text:style-name="P3"/>
      <text:p text:style-name="P12">Spawn</text:p>
      <text:list xml:id="list1920685481" text:style-name="L2">
        <text:list-item>
          <text:p text:style-name="P22">Panlingual (speaks all languages)</text:p>
        </text:list-item>
        <text:list-item>
          <text:p text:style-name="P25">Grandmastery of necromantic and neuromantic power</text:p>
        </text:list-item>
        <text:list-item>
          <text:p text:style-name="P25">Adept at the use of illusionary power (glamour) <text:span text:style-name="T9">dont forget auditory.</text:span></text:p>
        </text:list-item>
        <text:list-item>
          <text:p text:style-name="P29">Proficient in the use of <text:span text:style-name="T1">pyrokinetic </text:span>and <text:span text:style-name="T1">psychokinetic </text:span>power</text:p>
        </text:list-item>
        <text:list-item>
          <text:p text:style-name="P25">Strong Hypnotic , <text:span text:style-name="T2">Telepath (mind reader/writer) </text:span>superior, renfields, simple and complex thralls</text:p>
        </text:list-item>
        <text:list-item>
          <text:p text:style-name="P29">People with mental disorders are many magnitudes more vulnerable.</text:p>
        </text:list-item>
        <text:list-item>
          <text:p text:style-name="P41">Astral Projection at will</text:p>
        </text:list-item>
        <text:list-item>
          <text:p text:style-name="P26">Outstanding in flight</text:p>
        </text:list-item>
        <text:list-item>
          <text:p text:style-name="P26">True shapeshifter.</text:p>
        </text:list-item>
        <text:list-item>
          <text:p text:style-name="P26"><text:span text:style-name="T29">Demonic trueform</text:span></text:p>
        </text:list-item>
        <text:list-item>
          <text:p text:style-name="P39">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27">Darkform, after a successful kill, for a short period of time, takes on Darkform which is an essence of outer darkness. <text:s/><text:span text:style-name="T18">Dimension Door at will with a whisp of grey smoke. </text:span>No attack or magic effects her in this state, only outsiders or their crafts could cause her harm (ie, weapons and spells pass through her like she was nothing but air.)</text:p>
        </text:list-item>
        <text:list-item>
          <text:p text:style-name="P26">levitation</text:p>
        </text:list-item>
        <text:list-item>
          <text:p text:style-name="P39">perfect climber, <text:span text:style-name="T3">sheer surfaces or inverted movement same as on flat ground. Can sleep inverted.</text:span></text:p>
        </text:list-item>
        <text:list-item>
          <text:p text:style-name="P26">Instantaneous etheric transport between 2 points of in person familiar unholy ground (ie. murderers grave)</text:p>
        </text:list-item>
        <text:list-item>
          <text:p text:style-name="P42">can command animals such as rats, owls, bats, moths, foxes and wolves</text:p>
        </text:list-item>
        <text:list-item>
          <text:p text:style-name="P43"><text:soft-page-break/>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44">Needs sleep, preferring daytime.</text:p>
        </text:list-item>
        <text:list-item>
          <text:p text:style-name="P46">The more she uses her powers the more she needs to feed, similar to infected.</text:p>
        </text:list-item>
        <text:list-item>
          <text:p text:style-name="P47">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49">Pheonix regeneration, Even if completely disintegrated will regenerate whole again.</text:p>
        </text:list-item>
        <text:list-item>
          <text:p text:style-name="P48">are resistant to the cold and electricity and any magic associated with either, a</text:p>
        </text:list-item>
        <text:list-item>
          <text:p text:style-name="P45">Can pass thresholds <text:span text:style-name="T30">with difficulty, varying from diminishing of powers to flu-like symptoms.</text:span></text:p>
        </text:list-item>
        <text:list-item>
          <text:p text:style-name="P45">Immunity to fire in true form</text:p>
        </text:list-item>
      </text:list>
      <text:p text:style-name="P4"/>
      <text:p text:style-name="P16">General Description</text:p>
      <text:p text:style-name="P5">susans spawn look like true demons without tails. consumed with fire and smelling of brimstone, horns and huge leather wings. <text:span text:style-name="T31">There is a slight resemblance to a bat, due to the red court ancestry, but one would need to look hard to see it. V</text:span>ulgar degree of muscle. glistening black <text:span text:style-name="T10">skin and fire red eyes</text:span>, <text:span text:style-name="T10">they are </text:span>light but easily 10 feet tall. Senses, speed and strength are 20 times better than black court. pheonix regenerati<text:span text:style-name="T10">on just</text:span> like susan except if they are willful to perish <text:span text:style-name="T10">the can fall on their swords</text:span>. Her spawn are like earthbound <text:span text:style-name="T10">demonic </text:span>gods <text:span text:style-name="T10">in appearance if not in ability once they learn and grow.</text:span></text:p>
      <text:p text:style-name="P7"/>
      <text:p text:style-name="P9">Susan and her spawn are seething with innate magical power and ability, learning magic like a duck to water. <text:span text:style-name="T32">Electronic/Electrical devices are unaffected due to their powers being innate and balanced.</text:span></text:p>
      <text:p text:style-name="P7"/>
      <text:p text:style-name="P55">Hierarchy</text:p>
      <text:p text:style-name="P6">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6"/>
      <text:p text:style-name="P6"/>
      <text:p text:style-name="P15">Vampire sight</text:p>
      <text:p text:style-name="P8">Sees even in absolute darkness as if it was twilight. Sees full spectrum, auras (which can be manipulated), species and suitability for prey (life energy).</text:p>
      <text:p text:style-name="P50">Aura reading is included in Susans canon. Will be using the Rosicrucian secret doctrine for the purpose, demonstrating susans vast potential in using auras.</text:p>
      <text:p text:style-name="P51">Vampire Vision in low/no light leaves eyes completely black. Using vampire sight in day requires closing the nictitating membrane creating a completely white ey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7-11-15T23:32:32.105468215</dc:date>
    <meta:editing-duration>PT4H11M12S</meta:editing-duration>
    <meta:editing-cycles>53</meta:editing-cycles>
    <meta:generator>LibreOffice/5.3.6.1$FreeBSD_X86_64 LibreOffice_project/30m0$Build-1</meta:generator>
    <meta:document-statistic meta:table-count="0" meta:image-count="0" meta:object-count="0" meta:page-count="3" meta:paragraph-count="77" meta:word-count="1299" meta:character-count="7946" meta:non-whitespace-character-count="6752"/>
  </office:meta>
</office:document-meta>
</file>